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106cm" loext:contextual-spacing="false" fo:line-height="140%"/>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font-style="normal" fo:font-weight="normal"/>
    </style:style>
    <style:style style:name="P4" style:family="paragraph" style:parent-style-name="Text_20_body">
      <style:paragraph-properties fo:margin-left="0cm" fo:margin-right="0cm" fo:margin-top="0.212cm" fo:margin-bottom="0.247cm" loext:contextual-spacing="false" fo:orphans="2" fo:widows="2" fo:text-indent="0cm" style:auto-text-indent="false"/>
    </style:style>
    <style:style style:name="T1" style:family="text">
      <style:text-properties fo:color="#282829" style:text-line-through-style="none" style:text-line-through-type="none" style:text-underline-style="none" fo:font-weight="bold" style:text-blinking="false" fo:background-color="transparent" loext:char-shading-value="0"/>
    </style:style>
    <style:style style:name="T2" style:family="text">
      <style:text-properties fo:font-variant="normal" fo:text-transform="none"/>
    </style:style>
    <style:style style:name="T3" style:family="text">
      <style:text-properties fo:font-variant="normal" fo:text-transform="none" fo:font-style="normal" fo:font-weight="normal"/>
    </style:style>
    <style:style style:name="T4" style:family="text">
      <style:text-properties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quora.com/What-specific-problem-does-the-SaaS-solution-solve" office:target-frame-name="_blank" xlink:show="new" text:style-name="Internet_20_link" text:visited-style-name="Visited_20_Internet_20_Link"><text:span text:style-name="T1">What specific problem does the SaaS solution solve?</text:span></text:a></text:p>
      <text:p text:style-name="P3">Let me explain.</text:p>
      <text:p text:style-name="P3">Some companies want an ongoing revenue stream. If they sell you the software once, they do not have an ongoing revenue stream.</text:p>
      <text:p text:style-name="P3">As an example, Microsoft used to sell you a copy of Office, and you could take it with you to areas with no Internet access, and actually get work done. You could take it to Mars with you, where Internet access would be impossible, without CoLo facilities also located on Mars.</text:p>
      <text:p text:style-name="P3">But they would not get ongoing revenue; they would only be paid one time.</text:p>
      <text:p text:style-name="P2"><text:span text:style-name="T3">By selling you instead </text:span><text:span text:style-name="T4">use of the software</text:span><text:span text:style-name="T3">, instead of the software itself, they get paid for your ability to use it, as an ongoing revenue stream.</text:span></text:p>
      <text:p text:style-name="P3">Hence Microsoft Office 365.</text:p>
      <text:p text:style-name="P3">Microsoft Office 365 solves the problem of an ongoing revenue stream for Microsoft, so that they don’t have to innovate, or provide new products, but can instead just kick back and collect money every month, with a practical guarantee of future income, which they can borrow against, and spend on other things unrelated to actually providing Office, or to making Office better.</text:p>
      <text:p text:style-name="P3">Additionally, they can sell you security services, which would not be necessary, were you not accessing it over the Internet, but instead running it locally, and storage services, which would not be necessary, if the data resided on your hard drive.</text:p>
      <text:p text:style-name="P3">So for $359.64/year, you get a product which would have had a one time cost of $359.64, but could be used for decades, without paying additional money to Microsoft.</text:p>
      <text:p text:style-name="Horizontal_20_Line"/>
      <text:p text:style-name="P3">So the problem it solves is the “how does a company continue to milk a customer for money, after it has already sold something?” problem.</text:p>
      <text:p text:style-name="Horizontal_20_Line"/>
      <text:p text:style-name="P2"><text:span text:style-name="T3">Hey, I didn’t say SaaS solved </text:span><text:span text:style-name="T4">your</text:span><text:span text:style-name="T2"> </text:span><text:span text:style-name="T3">problem, but it sure solves the vendor’s problem, doesn’t it?</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24T21:45:20.876254628</meta:creation-date>
    <dc:date>2024-07-24T21:49:47.356490470</dc:date>
    <meta:editing-duration>PT4M27S</meta:editing-duration>
    <meta:editing-cycles>1</meta:editing-cycles>
    <meta:document-statistic meta:table-count="0" meta:image-count="0" meta:object-count="0" meta:page-count="1" meta:paragraph-count="12" meta:word-count="303" meta:character-count="1739" meta:non-whitespace-character-count="1448"/>
    <meta:generator>LibreOffice/6.0.7.3$Linux_X86_64 LibreOffice_project/00m0$Build-3</meta:generator>
  </office:meta>
</office:document-meta>
</file>